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sans-serif" svg:font-family="sans-serif"/>
    <style:font-face style:name="F" svg:font-family=""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list-style-name="L1">
      <style:paragraph-properties fo:text-align="justify" style:justify-single-word="false"/>
    </style:style>
    <style:style style:name="P3" style:family="paragraph" style:parent-style-name="Standard">
      <style:paragraph-properties fo:text-align="center" style:justify-single-word="false"/>
    </style:style>
    <style:style style:name="P4"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5" style:family="paragraph" style:parent-style-name="Standard">
      <style:paragraph-properties fo:text-align="justify" style:justify-single-word="false"/>
      <style:text-properties fo:font-size="14pt" fo:font-weight="bold" style:font-size-asian="14pt" style:font-weight-asian="bold" style:font-size-complex="14pt" style:font-weight-complex="bold"/>
    </style:style>
    <style:style style:name="P6" style:family="paragraph" style:parent-style-name="Standard" style:master-page-name="">
      <loext:graphic-properties draw:fill="none"/>
      <style:paragraph-properties fo:margin-left="0cm" fo:margin-right="0cm" fo:text-align="justify" style:justify-single-word="false" fo:text-indent="1cm" style:auto-text-indent="false" style:page-number="auto" fo:background-color="transparent"/>
    </style:style>
    <style:style style:name="P7" style:family="paragraph" style:parent-style-name="Standard">
      <loext:graphic-properties draw:fill="none"/>
      <style:paragraph-properties fo:margin-left="0cm" fo:margin-right="0cm" fo:text-align="justify" style:justify-single-word="false" fo:text-indent="1cm" style:auto-text-indent="false" fo:background-color="transparent"/>
    </style:style>
    <style:style style:name="P8" style:family="paragraph" style:parent-style-name="Standard" style:master-page-name="">
      <loext:graphic-properties draw:fill="none"/>
      <style:paragraph-properties fo:margin-left="0cm" fo:margin-right="0cm" fo:text-align="justify" style:justify-single-word="false" fo:text-indent="1cm" style:auto-text-indent="false" style:page-number="auto" fo:background-color="transparent"/>
    </style:style>
    <style:style style:name="P9" style:family="paragraph" style:parent-style-name="Standard" style:master-page-name="">
      <loext:graphic-properties draw:fill="none"/>
      <style:paragraph-properties fo:margin-left="0cm" fo:margin-right="0cm" fo:text-align="justify" style:justify-single-word="false" fo:text-indent="1cm" style:auto-text-indent="false" style:page-number="auto" fo:background-color="transparent"/>
    </style:style>
    <style:style style:name="P10" style:family="paragraph" style:parent-style-name="Standard" style:master-page-name="">
      <loext:graphic-properties draw:fill="none"/>
      <style:paragraph-properties fo:margin-left="0cm" fo:margin-right="0cm" fo:text-align="justify" style:justify-single-word="false" fo:text-indent="1cm" style:auto-text-indent="false" style:page-number="auto" fo:background-color="transparent"/>
    </style:style>
    <style:style style:name="P11" style:family="paragraph">
      <style:paragraph-properties fo:margin-left="0cm" fo:margin-right="0cm" fo:margin-top="0cm" fo:margin-bottom="0cm" fo:line-height="100%" fo:text-align="justify" fo:text-indent="0cm" style:text-autospace="ideograph-alpha" style:punctuation-wrap="simple"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F" fo:font-size="12pt" fo:letter-spacing="normal" fo:language="pt" fo:country="BR" fo:font-style="normal" fo:text-shadow="none" style:text-underline-style="none" fo:font-weight="normal" style:text-underline-mode="continuous" style:text-overline-mode="continuous" style:text-line-through-mode="continuous" style:letter-kerning="true" fo:background-color="transparent" style:font-name-asian="Noto Sans CJK SC"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fo:hyphenate="false"/>
    </style:style>
    <style:style style:name="P12" style:family="paragraph">
      <loext:graphic-properties draw:fill="solid" draw:fill-color="#dddddd"/>
      <style:paragraph-properties fo:margin-left="0cm" fo:margin-right="0cm" fo:margin-top="0cm" fo:margin-bottom="0cm" fo:line-height="100%" fo:text-align="justify" fo:text-indent="0cm" style:text-autospace="ideograph-alpha" style:punctuation-wrap="simple"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F" fo:font-size="12pt" fo:letter-spacing="normal" fo:language="pt" fo:country="BR" fo:font-style="normal" fo:text-shadow="none" style:text-underline-style="none" fo:font-weight="normal" style:text-underline-mode="continuous" style:text-overline-mode="continuous" style:text-line-through-mode="continuous" style:letter-kerning="true" fo:background-color="transparent" style:font-name-asian="Noto Sans CJK SC"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fo:hyphenate="false"/>
    </style:style>
    <style:style style:name="T1" style:family="text">
      <style:text-properties officeooo:rsid="0000b768"/>
    </style:style>
    <style:style style:name="T2" style:family="text">
      <style:text-properties style:font-name="sans-serif" fo:font-size="9pt"/>
    </style:style>
    <style:style style:name="T3" style:family="text">
      <style:text-properties style:font-name="sans-serif" fo:font-size="9pt" fo:font-weight="bold" style:font-weight-asian="bold" style:font-weight-complex="bold"/>
    </style:style>
    <style:style style:name="T4" style:family="text">
      <style:text-properties fo:font-weight="bold" style:font-weight-asian="bold" style:font-weight-complex="bold"/>
    </style:style>
    <style:style style:name="T5" style:family="text">
      <style:text-properties style:font-name="Liberation Serif" fo:font-weight="bold" style:font-weight-asian="bold" style:font-weight-complex="bold"/>
    </style:style>
    <style:style style:name="T6" style:family="text">
      <style:text-properties style:font-name="Liberation Serif" fo:font-size="9pt" fo:font-weight="bold" style:font-weight-asian="bold" style:font-weight-complex="bold"/>
    </style:style>
    <style:style style:name="T7" style:family="text">
      <style:text-properties style:font-name="Liberation Serif" fo:font-size="12pt" fo:font-weight="bold" style:font-size-asian="12pt" style:font-weight-asian="bold" style:font-size-complex="12pt" style:font-weight-complex="bold"/>
    </style:style>
    <style:style style:name="T8" style:family="text">
      <style:text-properties fo:font-variant="normal" fo:text-transform="none" style:use-window-font-color="true" style:text-outline="false" style:text-line-through-style="none" style:text-line-through-type="none" style:text-position="0% 100%" style:font-name="F" fo:font-size="12pt" fo:letter-spacing="normal" fo:language="pt" fo:country="BR" fo:font-style="normal" fo:text-shadow="none" style:text-underline-style="none" fo:font-weight="normal" style:text-underline-mode="continuous" style:text-overline-mode="continuous" style:text-line-through-mode="continuous" style:letter-kerning="true" fo:background-color="transparent" style:font-name-asian="Noto Sans CJK SC"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solid" draw:fill-color="#dddddd" draw:textarea-vertical-align="middle" fo:min-height="2.831cm" style:run-through="foreground" style:wrap="parallel" style:number-wrapped-paragraphs="no-limit" style:wrap-contour="true" style:wrap-contour-mode="full" style:vertical-pos="from-top" style:vertical-rel="paragraph" style:horizontal-pos="from-left" style:horizontal-rel="paragraph"/>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Relatório da Atividade Prática 2: Processos e Shell</text:p>
      <text:p text:style-name="P3"><text:span text:style-name="T4">Laila Pereira Mota, Matheus Hofsted</text:span><text:span text:style-name="T7">e, Rafael Correa Nagy</text:span></text:p>
      <text:p text:style-name="P3"><text:span text:style-name="T1">I</text:span>nstituto de Matemática e Estatística -- Departamento de Ciência da Computação</text:p>
      <text:p text:style-name="P3">Universidade Federal da Bahia (UFBA)</text:p>
      <text:p text:style-name="P3">Salvador -- BA -- Brasil</text:p>
      <text:p text:style-name="P1"/>
      <text:p text:style-name="P5">Considerações gerais</text:p>
      <text:p text:style-name="P1">O objetivo deste projeto é a realização da implementação de um programa que simula o shell do sistema operacional de forma que a equipe possa aprender o relacionamento entre o kernel, o shell e os programas de usuário, aprender como usar as syscalls do Unix-like para gerenciamento de processos, bem como ganhar mais experiência na no entendimento e manipulação de erros do sistema.</text:p>
      <text:p text:style-name="P6">Como os membros da equipe já são familiarizados com lógica de programação, com a linguagem C e com a utilização do git, optou-se por utilizar um repositório git para gestão, controle de versão e trabalho colaborativo. Não foram necessárias grandes revisões em outros aspectos.</text:p>
      <text:p text:style-name="P6">A equipe realizou um estudo sobre as chamadas de sistema e bibliotecas fork, execvp, wait, witpid, kill, exit, signal, printf, fgets, strtok, strcmp, strsignal, atoi, chdir, getwc e os erros provenientes de tais chamadas:</text:p>
      <text:list xml:id="list397492632" text:style-name="L1">
        <text:list-item>
          <text:p text:style-name="P2">Para entender as chamadas, foi utilizada a documentação dos manuais do linux (sugeridos pela atividade) que foi suficiente para utilizar os métodos com seus parâmetros e structs corretamente, mas, quando necessário, foram realizadas consultas ao stackoverflow e outros materiais disponíveis na internet para resolver erros.</text:p>
        </text:list-item>
        <text:list-item>
          <text:p text:style-name="P2">Para lidar com os erros, foi utilizado o header do sistema errno.h. </text:p>
        </text:list-item>
        <text:list-item>
          <text:p text:style-name="P2">Para modularização do código, de forma a torná-lo mais legível, foi criado o arquivo commands.c com todas as chamadas de funções requisitadas pela atividade.</text:p>
          <text:p text:style-name="P2"/>
        </text:list-item>
      </text:list>
      <text:p text:style-name="P6">O repositório está disponível em <text:a xlink:type="simple" xlink:href="https://github.com/hofstede-matheus/so-ufba-lab-02-myshell" text:style-name="Internet_20_link" text:visited-style-name="Visited_20_Internet_20_Link">https://github.com/hofstede-matheus/so-ufba-lab-02-myshell</text:a>, onde é possível encontrar as orientações e comandos de execução, descritas no "README.md", a partir do makefile, com as seguintes informações:</text:p>
      <text:p text:style-name="P1"><draw:frame text:anchor-type="paragraph" draw:z-index="0" draw:name="Forma1" draw:style-name="gr1" draw:text-style-name="P12" svg:width="15.823cm" svg:height="2.832cm" svg:x="0.681cm" svg:y="0.346cm"><draw:text-box><text:p text:style-name="P11"><text:span text:style-name="T8">MYSHELL</text:span></text:p><text:p text:style-name="P11"><text:span text:style-name="T8">Esse projeto faz parte do Estudo Dirigido 02</text:span></text:p><text:p text:style-name="P11"><text:span text:style-name="T8">Clone o projeto, e no diretório raiz, execute em uma linha de comando:</text:span></text:p><text:p text:style-name="P11"><text:span text:style-name="T8">make myshell</text:span></text:p><text:p text:style-name="P11"><text:span text:style-name="T8">Os arquivos gerados estão na pasta build/</text:span></text:p></draw:text-box></draw:frame></text:p>
      <text:p text:style-name="P1"/>
      <text:p text:style-name="P5"/>
      <text:p text:style-name="P5"/>
      <text:p text:style-name="P5"/>
      <text:p text:style-name="P5"/>
      <text:p text:style-name="P5"/>
      <text:p text:style-name="P5">Exercício: Implementando myshell</text:p>
      <text:p text:style-name="P1">Para esse exercício, adicionamos uma verificação inicial dos parâmetros fornecidos. A entrada é dividida em tokens, que são passados, através da função invoke, para a sua execução correspondente, seguindo as orientações da atividade. As funções implementadas foram: start, wait, waitfor, run, watchdog, chdir, pwd, quit/exit.</text:p>
      <text:p text:style-name="P6">O programa shell identifica entradas inválidas e retorna uma mensagem, informando o comando inexistente.</text:p>
      <text:p text:style-name="P7">Para que as mensagens de erros fossem retornadas de maneira amigável, criamos uma biblioteca auxiliar que chamamos de “errors”. Ela contém funções que irão sobrescrever as funções de erros padrão do C, essas funções consistem apenas em uma impressão de mensagens referentes ao erro, e depois, retorna a falha para o sistema. Além disso, também existe um header para essa biblioteca.</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sans-serif" svg:font-family="sans-serif"/>
    <style:font-face style:name="F" svg:font-family=""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pt" fo:country="B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9-29T17:27:56.057134028</meta:creation-date>
    <dc:date>2020-09-29T17:35:39.132265266</dc:date>
    <meta:editing-duration>PT7M53S</meta:editing-duration>
    <meta:editing-cycles>1</meta:editing-cycles>
    <meta:document-statistic meta:table-count="0" meta:image-count="0" meta:object-count="0" meta:page-count="1" meta:paragraph-count="18" meta:word-count="415" meta:character-count="2774" meta:non-whitespace-character-count="2379"/>
    <meta:generator>LibreOffice/6.0.7.3$Linux_X86_64 LibreOffice_project/00m0$Build-3</meta:generator>
  </office:meta>
</office:document-meta>
</file>